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fo:font-weight="bold" style:font-weight-asian="bold" style:font-weight-complex="bold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 style:list-style-name="L1">
      <style:text-properties fo:language="de" fo:country="DE"/>
    </style:style>
    <style:style style:name="P5" style:family="paragraph" style:parent-style-name="Standard">
      <style:text-properties fo:language="de" fo:country="DE" fo:font-weight="bold" style:font-weight-asian="bold" style:font-weight-complex="bold"/>
    </style:style>
    <style:style style:name="P6" style:family="paragraph" style:parent-style-name="Standard">
      <style:text-properties fo:language="de" fo:country="DE" fo:font-weight="bold" officeooo:rsid="001d10fb" officeooo:paragraph-rsid="001d3325" style:font-weight-asian="bold" style:font-weight-complex="bold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 style:font-weight-complex="bold"/>
    </style:style>
    <style:style style:name="T3" style:family="text">
      <style:text-properties fo:language="de" fo:country="DE" fo:font-weight="bold" officeooo:rsid="001d0c8d" style:font-weight-asian="bold" style:font-weight-complex="bold"/>
    </style:style>
    <style:style style:name="T4" style:family="text">
      <style:text-properties fo:language="de" fo:country="DE" style:font-weight-complex="bold"/>
    </style:style>
    <style:style style:name="T5" style:family="text">
      <style:text-properties fo:font-weight="normal" officeooo:rsid="001d3325" style:font-weight-asian="normal" style:font-weight-complex="normal"/>
    </style:style>
    <style:style style:name="T6" style:family="text">
      <style:text-properties fo:font-weight="normal" officeooo:rsid="00131714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Absatz-Standardschriftart"><text:span text:style-name="T2">1) Rekursive Sort: </text:span></text:span><text:span text:style-name="Absatz-Standardschriftart"><text:span text:style-name="T1">Schreibe eine Funktion rec_selection_sort für ein int-Array, folgender Pseudo-Code ist gegeben:</text:span></text:span></text:p>
      <text:p text:style-name="P1"><text:tab/>1) Finde das kleinste Element in der Eingabe-Liste.</text:p>
      <text:p text:style-name="P1"><text:tab/>2) Tausche dieses Element mit erstem (dann zweiten, dritten, …) Element in der Liste</text:p>
      <text:p text:style-name="P1"><text:tab/>3) wenn die Eingabe-Liste noch nicht leer ist, gehe zu Schritt 1) zurück.</text:p>
      <text:p text:style-name="P1">TIP: Sie können auch eine rekursive Hilfsfunktion zum Finden des kleinsten Elementes schreiben!</text:p>
      <text:p text:style-name="P1"/>
      <text:p text:style-name="P1"/>
      <text:p text:style-name="Standard"><text:span text:style-name="Absatz-Standardschriftart"><text:span text:style-name="T2">2) Dateiverarbeitung:</text:span></text:span><text:span text:style-name="Absatz-Standardschriftart"><text:span text:style-name="T1"> Schreiben sie ein Funktion long calc_from_file (Dateiname) welches Zahlen und Operation (+,-,*,/) aus einer Datei ausliest und das Endergebnis ausgibt! Bei falscher Struktur der Datei oder nicht Vorhandensein der selbigen reagieren sie mit Ausnahmen, die sie auch behandeln! </text:span></text:span></text:p>
      <text:p text:style-name="P1">Bsp-Datei:</text:p>
      <text:p text:style-name="P1">2</text:p>
      <text:p text:style-name="P1">+</text:p>
      <text:p text:style-name="P1">3</text:p>
      <text:p text:style-name="P1">*</text:p>
      <text:p text:style-name="P1">6</text:p>
      <text:p text:style-name="P1">Ausgabe: (2+3)*6=30</text:p>
      <text:p text:style-name="P1"/>
      <text:p text:style-name="Standard"><text:span text:style-name="Absatz-Standardschriftart"><text:span text:style-name="T2">3) </text:span></text:span><text:span text:style-name="Absatz-Standardschriftart"><text:span text:style-name="T3">Dynamische </text:span></text:span><text:span text:style-name="Absatz-Standardschriftart"><text:span text:style-name="T2">Speicherverwaltung:</text:span></text:span><text:span text:style-name="Absatz-Standardschriftart"><text:span text:style-name="T1"> Schreiben sie eine Funktion zur Stringverarbeitung, welche folgende Idee umsetzt (der Eingabestring soll dabei nicht verändert werden!):</text:span></text:span></text:p>
      <text:p text:style-name="P1">Bsp:<text:tab/>cout &lt;&lt; makeNice(“POS”, ‘*’, 2); //P**O**S</text:p>
      <text:p text:style-name="P1"><text:s/></text:p>
      <text:p text:style-name="P1"/>
      <text:p text:style-name="Standard"><text:span text:style-name="Absatz-Standardschriftart"><text:span text:style-name="T2">4) Kommandozeilenparameter: </text:span></text:span><text:span text:style-name="Absatz-Standardschriftart"><text:span text:style-name="T4">Schreiben sie e</text:span></text:span><text:span text:style-name="Absatz-Standardschriftart"><text:span text:style-name="T1">ine Funktion print_pattern welche die Parameter (Zeichen, Ausmaß) über die Kommandozeile bekommt! Prüfen sie inkl. Fehlermeldungen die korrekte Anzahl bzw. Beschaffenheit der Parameter ab.</text:span></text:span></text:p>
      <text:p text:style-name="P1">Bsp: print_pattern(‘*’,3)</text:p>
      <text:p text:style-name="P1"/>
      <text:p text:style-name="P1">*</text:p>
      <text:p text:style-name="P1"><text:s text:c="2"/>*</text:p>
      <text:p text:style-name="P1"><text:s text:c="4"/>*</text:p>
      <text:p text:style-name="P1"><text:s text:c="2"/>*</text:p>
      <text:p text:style-name="P1">* <text:s text:c="2"/></text:p>
      <text:p text:style-name="P2"/>
      <text:p text:style-name="P6">5) Lambda Funktionen: <text:span text:style-name="T6">Definieren sie zwei namenlose Funktionen, jeweils für die min und max Berechnung von 2 Zahlen und rufen diese mit verschiedenen Testwerten mehrmals auf und geben die Rückgabewerte aus!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Absatz-Standardschriftar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6-10-27T15:57:00Z</meta:creation-date>
    <dc:date>2017-12-14T11:01:46.083990815</dc:date>
    <meta:editing-cycles>21</meta:editing-cycles>
    <meta:editing-duration>PT20M40S</meta:editing-duration>
    <meta:document-statistic meta:table-count="0" meta:image-count="0" meta:object-count="0" meta:page-count="1" meta:paragraph-count="24" meta:word-count="203" meta:character-count="1447" meta:non-whitespace-character-count="1251"/>
    <meta:template xlink:type="simple" xlink:actuate="onRequest" xlink:title="" xlink:href="49A17061.dotm"/>
  </office:meta>
</office:document-meta>
</file>